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6000003BCDA3D8A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2" svg:font-family="Arial"/>
    <style:font-face style:name="OpenSymbol1" svg:font-family="OpenSymbol"/>
    <style:font-face style:name="Roboto" svg:font-family="Roboto, sans-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in" fo:margin-bottom="0in" fo:text-align="center" style:justify-single-word="false"/>
    </style:style>
    <style:style style:name="P2" style:family="paragraph" style:parent-style-name="Standard">
      <style:paragraph-properties loext:contextual-spacing="false" fo:margin-top="0in" fo:margin-bottom="0in"/>
    </style:style>
    <style:style style:name="P3" style:family="paragraph" style:parent-style-name="Standard">
      <style:paragraph-properties loext:contextual-spacing="false" fo:margin-top="0in" fo:margin-bottom="0in" fo:text-align="end" style:justify-single-word="false"/>
    </style:style>
    <style:style style:name="P4" style:family="paragraph" style:parent-style-name="Standard">
      <style:paragraph-properties loext:contextual-spacing="false" fo:margin-top="0in" fo:margin-bottom="0in" fo:text-align="center" style:justify-single-word="false"/>
      <style:text-properties fo:font-weight="bold" style:font-weight-asian="bold"/>
    </style:style>
    <style:style style:name="P5" style:family="paragraph" style:parent-style-name="Standard">
      <style:paragraph-properties loext:contextual-spacing="false" fo:margin-top="0in" fo:margin-bottom="0in" fo:text-align="end" style:justify-single-word="false"/>
      <style:text-properties fo:font-weight="bold" style:font-weight-asian="bold" style:font-weight-complex="bold"/>
    </style:style>
    <style:style style:name="P6" style:family="paragraph" style:parent-style-name="Standard">
      <style:paragraph-properties loext:contextual-spacing="false" fo:margin-top="0in" fo:margin-bottom="0in" fo:text-align="justify" style:justify-single-word="false"/>
    </style:style>
    <style:style style:name="P7" style:family="paragraph" style:parent-style-name="Standard">
      <style:paragraph-properties loext:contextual-spacing="false" fo:margin-top="0in" fo:margin-bottom="0in" fo:text-align="justify" style:justify-single-word="false"/>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8" style:family="paragraph" style:parent-style-name="Standard">
      <style:paragraph-properties loext:contextual-spacing="false" fo:margin-top="0in" fo:margin-bottom="0in" fo:text-align="justify" style:justify-single-word="false"/>
      <style:text-properties fo:font-size="11pt" style:font-size-asian="11pt" style:font-size-complex="11pt"/>
    </style:style>
    <style:style style:name="P9" style:family="paragraph" style:parent-style-name="Standard">
      <style:paragraph-properties loext:contextual-spacing="false" fo:margin-top="0in" fo:margin-bottom="0in" fo:text-align="justify" style:justify-single-word="false"/>
      <style:text-properties fo:font-size="11pt" fo:font-weight="bold" style:font-size-asian="11pt" style:font-weight-asian="bold" style:font-size-complex="11pt"/>
    </style:style>
    <style:style style:name="P10" style:family="paragraph" style:parent-style-name="Standard">
      <style:paragraph-properties loext:contextual-spacing="false" fo:margin-top="0in" fo:margin-bottom="0in" fo:text-align="justify" style:justify-single-word="false"/>
      <style:text-properties fo:font-size="11pt" fo:language="es" fo:country="ES"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loext:contextual-spacing="false" fo:margin-top="0in" fo:margin-bottom="0in" fo:text-align="start" style:justify-single-word="false"/>
      <style:text-properties fo:font-size="11pt" fo:language="es" fo:country="ES" fo:font-style="italic" fo:font-weight="normal" style:font-size-asian="11pt" style:font-style-asian="italic" style:font-weight-asian="normal" style:font-size-complex="11pt" style:font-style-complex="italic" style:font-weight-complex="normal"/>
    </style:style>
    <style:style style:name="P12" style:family="paragraph" style:parent-style-name="Standard">
      <style:paragraph-properties loext:contextual-spacing="false" fo:margin-top="0in" fo:margin-bottom="0in" fo:text-align="justify" style:justify-single-word="false"/>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loext:contextual-spacing="false" fo:margin-top="0in" fo:margin-bottom="0in" fo:text-align="justify" style:justify-single-word="false" style:writing-mode="lr-tb"/>
      <style:text-properties fo:font-size="11pt" style:font-size-asian="11pt" style:font-size-complex="11pt"/>
    </style:style>
    <style:style style:name="P14" style:family="paragraph" style:parent-style-name="Standard" style:list-style-name="L4">
      <style:paragraph-properties fo:text-align="justify" style:justify-single-word="false"/>
      <style:text-properties fo:font-size="11pt" style:font-size-asian="11pt" style:font-size-complex="11pt"/>
    </style:style>
    <style:style style:name="P15" style:family="paragraph" style:parent-style-name="Standard" style:list-style-name="L6">
      <style:paragraph-properties fo:text-align="justify" style:justify-single-word="false"/>
      <style:text-properties fo:font-size="11pt" style:font-size-asian="11pt" style:font-size-complex="11pt"/>
    </style:style>
    <style:style style:name="P16" style:family="paragraph" style:parent-style-name="Standard" style:list-style-name="L7">
      <style:paragraph-properties fo:text-align="justify" style:justify-single-word="false"/>
      <style:text-properties fo:font-size="11pt" style:font-size-asian="11pt" style:font-size-complex="11pt"/>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3">
      <style:paragraph-properties loext:contextual-spacing="false" fo:margin-top="0in" fo:margin-bottom="0in" fo:text-align="justify" style:justify-single-word="false"/>
      <style:text-properties fo:font-size="11pt" style:font-size-asian="11pt" style:font-size-complex="11pt"/>
    </style:style>
    <style:style style:name="P19" style:family="paragraph" style:parent-style-name="Standard" style:list-style-name="L8">
      <style:paragraph-properties loext:contextual-spacing="false" fo:margin-top="0in" fo:margin-bottom="0in" fo:text-align="justify" style:justify-single-word="false"/>
      <style:text-properties fo:font-size="11pt" style:font-size-asian="11pt" style:font-size-complex="11pt"/>
    </style:style>
    <style:style style:name="P20" style:family="paragraph" style:parent-style-name="Standard" style:list-style-name="L3">
      <style:paragraph-properties loext:contextual-spacing="false" fo:margin-top="0in" fo:margin-bottom="0in" fo:text-align="start" style:justify-single-word="false"/>
      <style:text-properties fo:font-size="11pt" style:font-size-asian="11pt" style:font-size-complex="11pt"/>
    </style:style>
    <style:style style:name="P21" style:family="paragraph" style:parent-style-name="Standard" style:list-style-name="L5">
      <style:paragraph-properties loext:contextual-spacing="false" fo:margin-top="0in" fo:margin-bottom="0in" fo:text-align="justify" style:justify-single-word="false"/>
      <style:text-properties fo:font-size="11pt" fo:font-weight="normal" style:font-size-asian="11pt" style:font-weight-asian="normal" style:font-size-complex="11pt" style:font-weight-complex="normal"/>
    </style:style>
    <style:style style:name="P22" style:family="paragraph" style:parent-style-name="Standard" style:list-style-name="L8">
      <style:paragraph-properties loext:contextual-spacing="false" fo:margin-top="0in" fo:margin-bottom="0in" fo:text-align="justify" style:justify-single-word="false"/>
      <style:text-properties fo:font-size="11pt" fo:font-weight="normal" style:font-size-asian="11pt" style:font-weight-asian="normal" style:font-size-complex="11pt" style:font-weight-complex="normal"/>
    </style:style>
    <style:style style:name="P23" style:family="paragraph" style:parent-style-name="Standard" style:list-style-name="L8">
      <style:paragraph-properties loext:contextual-spacing="false" fo:margin-top="0in" fo:margin-bottom="0in" fo:text-align="justify" style:justify-single-word="false"/>
      <style:text-properties fo:font-size="11pt" fo:language="es" fo:country="ES" fo:font-weight="normal" style:font-size-asian="11pt" style:font-weight-asian="normal" style:font-size-complex="11pt" style:font-weight-complex="normal"/>
    </style:style>
    <style:style style:name="P24" style:family="paragraph" style:parent-style-name="Standard" style:list-style-name="L8">
      <style:paragraph-properties loext:contextual-spacing="false" fo:margin-top="0in" fo:margin-bottom="0in" fo:text-align="start" style:justify-single-word="false"/>
      <style:text-properties fo:font-size="11pt" fo:language="es" fo:country="ES"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2"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26"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27"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8"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normal" style:font-size-complex="11pt" style:font-weight-complex="normal"/>
    </style:style>
    <style:style style:name="P29"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2" fo:font-size="11pt" fo:font-style="italic" style:text-underline-style="none" fo:font-weight="normal" style:text-blinking="false" fo:background-color="transparent" style:font-size-asian="11pt" style:font-style-asian="italic" style:font-weight-asian="normal" style:font-size-complex="11pt" style:font-style-complex="italic" style:font-weight-complex="normal"/>
    </style:style>
    <style:style style:name="P30" style:family="paragraph" style:parent-style-name="Standard" style:list-style-name="L5">
      <style:paragraph-properties loext:contextual-spacing="false" fo:margin-top="0in" fo:margin-bottom="0in" fo:text-align="justify" style:justify-single-word="false"/>
      <style:text-properties fo:font-variant="normal" fo:text-transform="none" fo:color="#000000" style:text-line-through-style="none" style:font-name="Arial1" fo:font-size="11pt" fo:font-style="italic" style:text-underline-style="none" fo:font-weight="normal" style:text-blinking="false" fo:background-color="transparent" style:font-size-asian="11pt" style:font-weight-asian="normal" style:font-size-complex="11pt" style:font-weight-complex="normal"/>
    </style:style>
    <style:style style:name="P31" style:family="paragraph" style:parent-style-name="Standard" style:list-style-name="L8">
      <style:paragraph-properties loext:contextual-spacing="false" fo:margin-top="0in" fo:margin-bottom="0in" fo:text-align="justify" style:justify-single-word="false"/>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list-style-name="L8">
      <style:paragraph-properties loext:contextual-spacing="false" fo:margin-top="0in" fo:margin-bottom="0in" fo:text-align="start" style:justify-single-word="false"/>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list-style-name="L8">
      <style:paragraph-properties loext:contextual-spacing="false" fo:margin-top="0in" fo:margin-bottom="0in" fo:text-align="start" style:justify-single-word="false"/>
      <style:text-properties fo:font-size="10pt" fo:language="es" fo:country="ES" fo:font-style="italic" fo:font-weight="bold" style:font-size-asian="10pt" style:font-style-asian="italic" style:font-weight-asian="bold" style:font-size-complex="10pt" style:font-style-complex="italic" style:font-weight-complex="bold"/>
    </style:style>
    <style:style style:name="P34" style:family="paragraph" style:parent-style-name="Standard" style:master-page-name="Standard">
      <style:paragraph-properties loext:contextual-spacing="false" fo:margin-top="0in" fo:margin-bottom="0in" fo:text-align="end" style:justify-single-word="false" style:page-number="1"/>
    </style:style>
    <style:style style:name="P35" style:family="paragraph" style:parent-style-name="Standard" style:list-style-name="L1">
      <style:paragraph-properties fo:margin-top="0in" fo:margin-bottom="0in" fo:text-align="justify" style:justify-single-word="false" style:writing-mode="lr-tb"/>
      <style:text-properties fo:font-size="11pt" fo:font-weight="normal" style:font-size-asian="11pt" style:font-weight-asian="normal" style:font-size-complex="11pt" style:font-weight-complex="normal"/>
    </style:style>
    <style:style style:name="P36" style:family="paragraph" style:parent-style-name="Standard" style:list-style-name="L2">
      <style:paragraph-properties fo:margin-top="0in" fo:margin-bottom="0in" fo:text-align="justify" style:justify-single-word="false" style:writing-mode="lr-tb"/>
      <style:text-properties fo:font-size="11pt" fo:font-weight="normal" style:font-size-asian="11pt" style:font-weight-asian="normal" style:font-size-complex="11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s" fo:country="ES"/>
    </style:style>
    <style:style style:name="T5" style:family="text">
      <style:text-properties fo:language="es" fo:country="ES" fo:font-weight="normal" style:font-weight-asian="normal" style:font-weight-complex="normal"/>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fo:color="#222222" fo:letter-spacing="normal" style:font-style-asian="italic" style:font-style-complex="italic"/>
    </style:style>
    <style:style style:name="T10" style:family="text">
      <style:text-properties fo:color="#222222" fo:letter-spacing="normal" fo:font-style="normal" style:font-style-asian="italic" style:font-style-complex="italic"/>
    </style:style>
    <style:style style:name="T11" style:family="text">
      <style:text-properties fo:color="#222222" fo:letter-spacing="normal" fo:font-style="normal" fo:font-weight="bold" style:font-style-asian="italic" style:font-style-complex="italic"/>
    </style:style>
    <style:style style:name="T12" style:family="text">
      <style:text-properties fo:color="#222222" fo:font-size="10pt" fo:letter-spacing="normal" style:font-size-asian="10pt" style:font-style-asian="italic" style:font-size-complex="10pt" style:font-style-complex="italic"/>
    </style:style>
    <style:style style:name="T13" style:family="text">
      <style:text-properties fo:font-style="italic" style:font-style-asian="italic"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fo:color="#800000"/>
    </style:style>
    <style:style style:name="T18" style:family="text">
      <style:text-properties fo:color="#800000" fo:font-style="normal" style:font-style-asian="normal" style:font-style-complex="normal"/>
    </style:style>
    <style:style style:name="T19" style:family="text">
      <style:text-properties fo:font-variant="normal" fo:text-transform="none" fo:color="#263238" style:font-name="Roboto" fo:font-size="9.75pt" fo:letter-spacing="normal" fo:font-style="normal"/>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Montevideo, <text:span text:style-name="T6">10</text:span> de <text:span text:style-name="T6">abril</text:span> de 2019.</text:p>
      <text:p text:style-name="P3"/>
      <text:p text:style-name="P2"/>
      <text:p text:style-name="P4">DOCUMENTACIÓN DE ENTREGA DE PRODUCTOS</text:p>
      <text:p text:style-name="P4"/>
      <text:p text:style-name="P4"/>
      <text:p text:style-name="P6"/>
      <text:p text:style-name="P8"><text:span text:style-name="T1">Requerimiento:</text:span> División de la base de datos</text:p>
      <text:p text:style-name="P8"><text:line-break/><text:span text:style-name="T1">Descripción:</text:span> </text:p>
      <text:p text:style-name="P7">Crear un nuevo esquema independiente para cada remesa, donde cada uno de estos contiene sólo los objetos que pertenecen a la misma. Cada uno de estos esquemas contendrá todas las tablas del esquema original, aunque estas puedan quedar vacías. Soporta varias geometrías por cada remesa (usado en remesas urbanas).</text:p>
      <text:p text:style-name="P13"><text:line-break/><text:span text:style-name="T1">Insumos: </text:span></text:p>
      <text:list xml:id="list3359735382872906280" text:style-name="L1">
        <text:list-item>
          <text:p text:style-name="P35">Base de datos</text:p>
        </text:list-item>
      </text:list>
      <text:list xml:id="list7112108872825757681" text:style-name="L2">
        <text:list-item>
          <text:p text:style-name="P36">Archivo .sql con la definición de las remesas</text:p>
        </text:list-item>
      </text:list>
      <text:p text:style-name="P8"><text:line-break/><text:span text:style-name="T1">Resultados:</text:span> Creación de los esquemas para todas remesas en la bases de datos. Se informa sobre los esquemas creados, la cantidad de tablas creadas en cada uno y la cantidad de objetos insertados en cada tabla donde esta cantidad sea mayor a cero.</text:p>
      <text:p text:style-name="P8"/>
      <text:p text:style-name="P9">Plataformas / lenguajes de programación:</text:p>
      <text:list xml:id="list651196724723235430" text:style-name="L3">
        <text:list-item>
          <text:p text:style-name="P18">Plataforma: Windows,</text:p>
        </text:list-item>
        <text:list-item>
          <text:p text:style-name="P20">Lenguaje: Python3.<text:line-break/></text:p>
        </text:list-item>
      </text:list>
      <text:p text:style-name="P8"><text:span text:style-name="T1">Solución:</text:span> <text:s/></text:p>
      <text:list xml:id="list4573281713204456458" text:style-name="L4">
        <text:list-item>
          <text:p text:style-name="P14">En primer lugar se crea la tabla con la definición de las remesas (Ej: tabla <text:span text:style-name="T13">remesa_nacional</text:span> en esquema <text:span text:style-name="T13">public</text:span>). </text:p>
        </text:list-item>
        <text:list-item>
          <text:p text:style-name="P14">Se verifica que todas las tablas en el esquema que contiene los datos utilicen el mismo SRID para sus geometrías y se convierten las geometrías de las remesas al mismo SRID para hacer mas eficientes las consultas. Los nuevos esquemas a crear también utilizarán ese SRID.</text:p>
        </text:list-item>
        <text:list-item>
          <text:p text:style-name="P14">Luego para cada remesa:</text:p>
          <text:list>
            <text:list-item>
              <text:p text:style-name="P14">Se crea un nuevo esquema</text:p>
            </text:list-item>
            <text:list-item>
              <text:p text:style-name="P17"><text:span text:style-name="T8">Se itera sobre las todas las tablas del esquema original, creando cada tabla en el nuevo esquema e insertando todos los objetos que intersectan (utilizando </text:span><text:a xlink:type="simple" xlink:href="https://postgis.net/docs/ST_Intersects.html" text:style-name="Internet_20_link" text:visited-style-name="Visited_20_Internet_20_Link"><text:span text:style-name="T8">ST_Intersects</text:span></text:a><text:span text:style-name="T8">) con la geometría de la remesa.</text:span></text:p>
            </text:list-item>
          </text:list>
        </text:list-item>
        <text:list-item>
          <text:p text:style-name="P14">Se considera que los objetos que tienen al menos una parte dentro de la remesa pertencen a la misma. Esto implica que hay objetos que pueden partenecer a mas de una remesa.</text:p>
          <text:list>
            <text:list-header>
              <text:p text:style-name="P14"/>
            </text:list-header>
          </text:list>
        </text:list-item>
      </text:list>
      <text:p text:style-name="P9">Aclaraciones:</text:p>
      <text:list xml:id="list1042009508906175204" text:style-name="L5">
        <text:list-item>
          <text:p text:style-name="P21">Para simplificar el script se optó por recibir como parámetro la definición de las remesas en un archivo .sql en lugar de un shapefile. Este archivo es proporcionado <text:soft-page-break/>junto con el script, pero en caso de realizar cambios en las geometrías de las remesas puede volver a crearse con el comando shp2pgsql:</text:p>
          <text:p text:style-name="P25"/>
          <text:p text:style-name="P25">shp2pgsql -s SRID -I shapefile tabla_definición_remesas &gt; archivo_sql</text:p>
          <text:p text:style-name="P26"/>
          <text:p text:style-name="P27">A continuación se describen los parámetros:</text:p>
          <text:list>
            <text:list-item>
              <text:p text:style-name="P29"><text:span text:style-name="T16">SRID (numérico):</text:span> <text:span text:style-name="T15">es el SRID utilizado en el shapefile, se puede ver en QGIS.</text:span></text:p>
            </text:list-item>
            <text:list-item>
              <text:p text:style-name="P29"><text:span text:style-name="T16">shpefile: </text:span><text:span text:style-name="T15">ruta al shapefile con la definición de las remesa</text:span></text:p>
            </text:list-item>
            <text:list-item>
              <text:p text:style-name="P29"><text:span text:style-name="T16">tabla_definición_remesas:</text:span><text:span text:style-name="T2"> </text:span><text:span text:style-name="T15">es la tabla que se utilizará para almacenar las definiciones de las remesas para hacer las consultas (Ej: public.remesa_nacional, public.remesa_urbana)</text:span></text:p>
            </text:list-item>
            <text:list-item>
              <text:p text:style-name="P29"><text:span text:style-name="T16">archivo_sql:</text:span> <text:span text:style-name="T15">es el archivo .sql que se obtendrá como resultado.</text:span></text:p>
              <text:p text:style-name="P26"/>
            </text:list-item>
          </text:list>
          <text:p text:style-name="P26">Ejemplos:</text:p>
          <text:p text:style-name="P25"/>
          <text:p text:style-name="P25">shp2pgsql -s 5381 -I Remesa_Nacional.shp public.remesa_nacional &gt; Remesa_Nacional.sql</text:p>
          <text:p text:style-name="P25"/>
          <text:p text:style-name="P25">shp2pgsql -s 5381 -I Remesa_Urbana.shp public.remesa_urbana &gt; Remesa_Urbana.sql</text:p>
          <text:p text:style-name="P25"/>
          <text:p text:style-name="P28">El ejecutable <text:span text:style-name="T14">shp2pgsql.exe</text:span> se encuentra en el directorio de instalación de PostgreSQL. En Windows 7 por defecto se encuentra en:</text:p>
          <text:p text:style-name="P30"><text:span text:style-name="T12">"C:\Program Files\PostgreSQL\9.6\bin\shp2pgsql.exe"</text:span><text:span text:style-name="T9">.</text:span></text:p>
          <text:p text:style-name="P30"><text:span text:style-name="T10">Otra opción es agregar el directorio </text:span><text:span text:style-name="T12">C:\Program Files\PostgreSQL\9.6\bin\</text:span><text:span text:style-name="T10"> a la </text:span><text:a xlink:type="simple" xlink:href="https://www.computerhope.com/issues/ch000549.htm" text:style-name="Internet_20_link" text:visited-style-name="Visited_20_Internet_20_Link">variable de entorno Path de Windows</text:a><text:span text:style-name="T10">, de forma que los comandos que se encuentran en el mismo se puedan ejecutar desde la consola sin especificar la ruta.</text:span><text:span text:style-name="T11"> </text:span></text:p>
        </text:list-item>
        <text:list-item>
          <text:p text:style-name="P28">Todas los esquemas y tablas que son creados por el script son eliminados previamente en caso de que estos ya existan en la base de datos.</text:p>
        </text:list-item>
        <text:list-item>
          <text:p text:style-name="P28">El script creará la tabla <text:s/>con la definición de las remesas según los parametros pasados a <text:span text:style-name="T13">shp2pgsql</text:span>.</text:p>
        </text:list-item>
      </text:list>
      <text:p text:style-name="P8"/>
      <text:p text:style-name="P9">Entregables: </text:p>
      <text:list xml:id="list3634757816200605613" text:style-name="L6">
        <text:list-item>
          <text:p text:style-name="P15">db_division.py</text:p>
        </text:list-item>
        <text:list-item>
          <text:p text:style-name="P15">Remesa_Nacional.sql</text:p>
        </text:list-item>
        <text:list-item>
          <text:p text:style-name="P15">Remesa_Urbana.sql</text:p>
        </text:list-item>
      </text:list>
      <text:p text:style-name="P9">Requisitos para la ejecución:</text:p>
      <text:list xml:id="list3347536017304512977" text:style-name="L7">
        <text:list-item>
          <text:p text:style-name="P16">Python3</text:p>
        </text:list-item>
        <text:list-item>
          <text:p text:style-name="P16">psycopg2</text:p>
        </text:list-item>
      </text:list>
      <text:p text:style-name="P8"/>
      <text:p text:style-name="P8"><text:span text:style-name="T1">Tiempo estimado de ejecución: </text:span><text:span text:style-name="T3">depende de la cantidad de datos en la base de datos</text:span></text:p>
      <text:p text:style-name="P8"/>
      <text:p text:style-name="P9">Pasos a seguir para la ejecución:</text:p>
      <text:list xml:id="list4538635586484986366" text:style-name="L8">
        <text:list-item>
          <text:p text:style-name="P22"><text:span text:style-name="T4">Los p</text:span>arámetros de entrada del programa <text:span text:style-name="T4">son</text:span> el nombre del servidor, el puerto, el nombre de la base de datos, el esquema que contiene los datos, el usuario, la password y finalmente el archivo sql que contiene la definición de las remesas.</text:p>
        </text:list-item>
        <text:list-item>
          <text:p text:style-name="P19"><text:span text:style-name="T7">Resultado</text:span><text:span text:style-name="T5">:</text:span><text:span text:style-name="T3"> </text:span><text:span text:style-name="T5">en la base de datos se crea un nuevo esquema para cada remesa, conteniendo cada uno de estos todos los objetos del esquema original que se encuentran ubicados dentro de dicha remesa. Si los esquemas ya existen son borrados con todos sus datos previamente a volver a crearlos.</text:span></text:p>
          <text:p text:style-name="P23"><text:soft-page-break/></text:p>
        </text:list-item>
        <text:list-item>
          <text:p text:style-name="P23">Ejecución: </text:p>
          <text:p text:style-name="P31">python main.py host puerto base_de_datos esquema_datos usuario <text:s/>password archivo_sql <text:span text:style-name="T17">esquema_remesas tabla_remesas prefijo_esquemas_remesas</text:span></text:p>
        </text:list-item>
      </text:list>
      <text:p text:style-name="P12"/>
      <text:p text:style-name="P10"><text:tab/><text:span text:style-name="T15">Los últimos tres parametros hacen referencia a:</text:span></text:p>
      <text:p text:style-name="P10"><text:tab/><text:span text:style-name="T17">esquema_remesas:</text:span> <text:span text:style-name="T15">esquema a utilizar para almacenar la definición de las remesas</text:span></text:p>
      <text:p text:style-name="P10"><text:tab/><text:span text:style-name="T17">tabla_remesas:</text:span> <text:span text:style-name="T15">tabla a utilizar para almacenar la definición de las remesas</text:span></text:p>
      <text:p text:style-name="P11"><text:tab/><text:span text:style-name="T17">prefijo_esquemas_remesas:</text:span> <text:span text:style-name="T15">prefijo utilizado para el nombre de los esquemas a crear <text:tab/>para <text:tab/>cada remesa. (Ej.: “rn” significa que los esquemas a crear son rn01, rn02...)</text:span></text:p>
      <text:p text:style-name="P10"><text:span text:style-name="T15"><text:tab/>Tanto </text:span><text:span text:style-name="T18">esquema_remesas</text:span><text:span text:style-name="T15"> como </text:span><text:span text:style-name="T18">tabla_remesas</text:span><text:span text:style-name="T15"> deben coincidir con el esquema.tabla <text:tab/>pasado como parámetro a shp2pgsql al crear el archivo .sql.</text:span></text:p>
      <text:p text:style-name="P12"/>
      <text:list xml:id="list35689108" text:continue-numbering="true" text:style-name="L8">
        <text:list-item>
          <text:p text:style-name="P23">Ejemplo de ejecución para remesas nacionales:</text:p>
          <text:p text:style-name="P32">python main.py localhost 5432 CN_HID_10K_R_01 cartografia_nacional_hidrografia postgres postgres Remesa_Nacional.sql public remesa_nacional rn</text:p>
          <text:p text:style-name="P32"/>
        </text:list-item>
        <text:list-item>
          <text:p text:style-name="P24">Ejemplo de ejecución para remesas urbanas:</text:p>
          <text:p text:style-name="P32">python <text:span text:style-name="T16">main.py</text:span> localhost 5432 CN_HID_10K_R_01 cartografia_nacional_hidrografia postgres postgres Remesa_Urbana.sql public remesa_urbana ru</text:p>
          <text:p text:style-name="P32"/>
        </text:list-item>
        <text:list-item>
          <text:p text:style-name="P33">En caso de necesitar copiar uno de los esquemas <text:span text:style-name="T6">creados por el script</text:span> a otra base de datos, antes debe instalarse <text:span text:style-name="T6">en esa base de datos</text:span> la extensión Postgis<text:span text:style-name="T6"> ejecutando</text:span>:</text:p>
          <text:p text:style-name="P33"><text:span text:style-name="T19">CREATE EXTENSION postgis;</text:span> </text:p>
        </text:list-item>
      </text:list>
      <text:p text:style-name="P5"/>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2" svg:font-family="Arial"/>
    <style:font-face style:name="OpenSymbol1" svg:font-family="OpenSymbol"/>
    <style:font-face style:name="Roboto" svg:font-family="Roboto, sans-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zxx"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zxx"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in" fo:margin-bottom="0in"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3" style:font-size-asian="15pt" style:font-style-asian="normal" style:font-name-complex="Arial3"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in" fo:margin-bottom="0in"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draw:frame draw:style-name="Mfr1" draw:name="image1.jpg" text:anchor-type="as-char" svg:width="0.7437in" svg:height="0.9953in" draw:z-index="2"><draw:image xlink:href="Pictures/10000000000002C6000003BCDA3D8AC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20-03-12T15:46:48.09</dc:date>
    <meta:editing-duration>P3DT1H28M58S</meta:editing-duration>
    <meta:editing-cycles>39</meta:editing-cycles>
    <meta:document-statistic meta:table-count="0" meta:image-count="1" meta:object-count="0" meta:page-count="3" meta:paragraph-count="60" meta:word-count="829" meta:character-count="5279"/>
  </office:meta>
</office:document-meta>
</file>